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Arreglo</text:p>
          </table:table-cell>
        </table:table-row>
        <table:table-row>
          <table:table-cell table:style-name="Tabla1.A2" office:value-type="string">
            <text:p text:style-name="Table_20_Contents">-ptr : int*</text:p>
            <text:p text:style-name="Table_20_Contents">-tamanio : size_t</text:p>
          </table:table-cell>
        </table:table-row>
        <table:table-row>
          <table:table-cell table:style-name="Tabla1.A2" office:value-type="string">
            <text:p text:style-name="Table_20_Contents">+Ar<text:span text:style-name="T1">reglo(elementos : int) : &lt;&lt;constructor&gt;&gt;</text:span></text:p>
            <text:p text:style-name="P2">+~Arreglo() : &lt;destructor&gt;</text:p>
            <text:p text:style-name="P2">+Arreglo(copiaArreglo : referencia const Arreglo) : &lt;constructor de copia&gt;</text:p>
            <text:p text:style-name="P2">+Operator=( array2 : <text:s/>puntero const Arreglo) : const Arreglo</text:p>
            <text:p text:style-name="P2">+Operator==(array2 : puntero const Arreglo) : bool</text:p>
            <text:p text:style-name="P2">+Operator!=(array2 : puntero const Arreglo) : bool</text:p>
            <text:p text:style-name="P2">+operator[](subIndice : int ) : puntero int</text:p>
            <text:p text:style-name="Table_20_Contents"><text:span text:style-name="T1">+const op</text:span>erator[](subIndice : int) : int</text:p>
          </table:table-cell>
        </table:table-row>
      </table:table>
      <text:p text:style-name="Standard"/>
      <text:p text:style-name="Standard">+Arreglo(elementos : int)</text:p>
      <text:p text:style-name="Standard"><text:s text:c="6"/>asignar elementos a tamaño</text:p>
      <text:p text:style-name="Standard"><text:s text:c="5"/>crear nuevo espacio en memoria del tamaño correspondiente y asignar su dirección a ptr</text:p>
      <text:p text:style-name="Standard"/>
      <text:p text:style-name="Standard">+Arreglo(copiaArreglo : Arreglo)</text:p>
      <text:p text:style-name="Standard"><text:s text:c="5"/>asignar tamaño de la copia al tamaño del objeto actual</text:p>
      <text:p text:style-name="Standard"><text:s text:c="5"/>crear nuevo espacio en memoria del tamaño correspondiente y asignar su direccion a ptr</text:p>
      <text:p text:style-name="Standard"><text:s text:c="5"/>asignar cada elemento de copia a los elementos de este objeto</text:p>
      <text:p text:style-name="Standard"/>
      <text:p text:style-name="Standard">+~Arreglo()</text:p>
      <text:p text:style-name="Standard"><text:s text:c="5"/>borrar espacio en memoria a donde apunta ptr</text:p>
      <text:p text:style-name="Standard"><text:s text:c="5"/>asignar null a ptr</text:p>
      <text:p text:style-name="Standard"/>
      <text:p text:style-name="Standard">+Operator=(array2 : puntero const Arreglo) : const Arreglo</text:p>
      <text:p text:style-name="Standard"><text:s text:c="5"/>si el tamaño de este y el de array2 son distintos</text:p>
      <text:p text:style-name="Standard"><text:s text:c="10"/>borrar espacio en memoria a donde apunta ptr de este</text:p>
      <text:p text:style-name="Standard"><text:s text:c="10"/>asignar tamaño de array2 a este</text:p>
      <text:p text:style-name="Standard"><text:s text:c="5"/>asignar cada elemento de arra2 a cada elemento de este</text:p>
      <text:p text:style-name="Standard"><text:s text:c="5"/>devolver este</text:p>
      <text:p text:style-name="Standard"/>
      <text:p text:style-name="Standard">+Operator==(array2 : puntero const Arreglo) : bool</text:p>
      <text:p text:style-name="Standard"><text:s text:c="5"/>si tamaño de este y tamaño de array2 son distintos</text:p>
      <text:p text:style-name="Standard"><text:s text:c="10"/>devolver false</text:p>
      <text:p text:style-name="Standard"><text:s text:c="5"/>si algun elemento de array2 es distinto al elemento correspondiente en este</text:p>
      <text:p text:style-name="Standard"><text:s text:c="10"/>devolver false</text:p>
      <text:p text:style-name="Standard"><text:s text:c="5"/>si no</text:p>
      <text:p text:style-name="Standard"><text:s text:c="10"/>devolver true</text:p>
      <text:p text:style-name="Standard"/>
      <text:p text:style-name="Standard">+Operator==(array2 : puntero cons Arreglo) : bool</text:p>
      <text:p text:style-name="Standard"><text:s text:c="5"/>si este es distinto de array2</text:p>
      <text:p text:style-name="Standard"><text:s text:c="10"/>devolver true</text:p>
      <text:p text:style-name="Standard"><text:s text:c="5"/>si no</text:p>
      <text:p text:style-name="Standard"><text:s text:c="10"/>devolver false</text:p>
      <text:p text:style-name="Standard"/>
      <text:p text:style-name="Standard">+Operator[](subIndice : int) : puntero int</text:p>
      <text:p text:style-name="Standard"><text:s text:c="5"/>si subindice es mayor a tamaño de este</text:p>
      <text:p text:style-name="Standard"><text:s text:c="10"/>devolver exepcion</text:p>
      <text:p text:style-name="Standard"><text:s text:c="5"/>si no</text:p>
      <text:p text:style-name="Standard"><text:s text:c="5"/>devolver puntero ptr[subindice]</text:p>
      <text:p text:style-name="Standard"><text:soft-page-break/><text:s text:c="5"/></text:p>
      <text:p text:style-name="Standard">+Operator[](subindice : int) : puntero int</text:p>
      <text:p text:style-name="Standard"><text:s text:c="5"/>si subindice es mayor a tamaño de este</text:p>
      <text:p text:style-name="Standard"><text:s text:c="10"/>devolver exepcion</text:p>
      <text:p text:style-name="Standard"><text:s text:c="5"/>si no</text:p>
      <text:p text:style-name="Standard"><text:s text:c="10"/>devolver ptr[subindice]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55M18S</meta:editing-duration>
    <meta:editing-cycles>5</meta:editing-cycles>
    <meta:generator>OpenOffice/4.1.7$Win32 OpenOffice.org_project/417m1$Build-9800</meta:generator>
    <dc:date>2020-07-05T00:58:38.62</dc:date>
    <meta:document-statistic meta:table-count="1" meta:image-count="0" meta:object-count="0" meta:page-count="2" meta:paragraph-count="50" meta:word-count="276" meta:character-count="1921"/>
    <meta:user-defined meta:name="Info 1"/>
    <meta:user-defined meta:name="Info 2"/>
    <meta:user-defined meta:name="Info 3"/>
    <meta:user-defined meta:name="Info 4"/>
  </office:meta>
</office:document-meta>
</file>